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letter-spacing="normal" fo:font-style="normal" fo:background-color="#ffff00"/>
    </style:style>
    <style:style style:name="P2" style:family="paragraph" style:parent-style-name="Preformatted_20_Text">
      <style:text-properties fo:font-variant="normal" fo:text-transform="none" fo:color="#666666" style:font-name="Consolas" fo:letter-spacing="normal" fo:font-style="normal" fo:font-weight="normal"/>
    </style:style>
    <style:style style:name="P3" style:family="paragraph" style:parent-style-name="Preformatted_20_Text">
      <style:paragraph-properties fo:margin-left="0cm" fo:margin-right="0cm" fo:orphans="2" fo:widows="2" fo:text-indent="0cm" style:auto-text-indent="false"/>
      <style:text-properties fo:font-variant="normal" fo:text-transform="none" fo:color="#666666" style:font-name="Consolas" fo:font-size="10.5pt" fo:letter-spacing="normal" fo:font-style="normal" fo:font-weight="normal"/>
    </style:style>
    <style:style style:name="P4"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666666" style:font-name="Consolas" fo:letter-spacing="normal" fo:font-style="normal" fo:font-weight="normal"/>
    </style:style>
    <style:style style:name="P5" style:family="paragraph" style:parent-style-name="Standard">
      <style:text-properties fo:background-color="#ffff00"/>
    </style:style>
    <style:style style:name="P6" style:family="paragraph" style:parent-style-name="Standard">
      <style:paragraph-properties fo:margin-left="0cm" fo:margin-right="0cm" fo:margin-top="0cm" fo:margin-bottom="0cm" style:contextual-spacing="false" fo:orphans="2" fo:widows="2" fo:text-indent="0cm" style:auto-text-indent="false"/>
    </style:style>
    <style:style style:name="P7" style:family="paragraph" style:parent-style-name="Text_20_body">
      <style:text-properties fo:font-variant="normal" fo:text-transform="none" fo:color="#444444" style:font-name="Open Sans" fo:font-size="10.5pt" fo:letter-spacing="normal" fo:font-style="normal" fo:font-weight="normal"/>
    </style:style>
    <style:style style:name="P8" style:family="paragraph" style:parent-style-name="Text_20_body">
      <style:text-properties fo:font-variant="normal" fo:text-transform="none" fo:color="#444444" style:font-name="Open Sans" fo:font-size="10.5pt" fo:letter-spacing="normal" fo:font-style="normal" fo:font-weight="normal" officeooo:rsid="001d6239" officeooo:paragraph-rsid="001d6239"/>
    </style:style>
    <style:style style:name="P9" style:family="paragraph" style:parent-style-name="Text_20_body">
      <style:text-properties fo:font-weight="bold" fo:background-color="#ffff00" style:font-weight-asian="bold" style:font-weight-complex="bold"/>
    </style:style>
    <style:style style:name="P10"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0.5pt" fo:letter-spacing="normal" fo:font-style="normal" fo:font-weight="normal"/>
    </style:style>
    <style:style style:name="P11" style:family="paragraph" style:parent-style-name="Text_20_body">
      <style:paragraph-properties fo:margin-left="0cm" fo:margin-right="0cm" fo:margin-top="0cm" fo:margin-bottom="0cm" style:contextual-spacing="false" fo:orphans="2" fo:widows="2" fo:text-indent="0cm" style:auto-text-indent="false"/>
    </style:style>
    <style:style style:name="P12"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style:style>
    <style:style style:name="P13"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rsid="001e5aee" officeooo:paragraph-rsid="001e5aee"/>
    </style:style>
    <style:style style:name="P14"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T1" style:family="text">
      <style:text-properties fo:font-variant="normal" fo:text-transform="none" fo:color="#444444" style:font-name="Open Sans" fo:letter-spacing="normal" fo:font-style="normal"/>
    </style:style>
    <style:style style:name="T2" style:family="text">
      <style:text-properties fo:font-variant="normal" fo:text-transform="none" fo:color="#444444" style:font-name="Open Sans" fo:letter-spacing="normal" fo:font-style="normal" fo:font-weight="normal"/>
    </style:style>
    <style:style style:name="T3" style:family="text">
      <style:text-properties fo:font-variant="normal" fo:text-transform="none" fo:color="#444444" style:font-name="Open Sans" fo:letter-spacing="normal" fo:font-style="normal" fo:font-weight="bold" style:font-weight-asian="bold" style:font-weight-complex="bold"/>
    </style:style>
    <style:style style:name="T4" style:family="text">
      <style:text-properties fo:font-variant="normal" fo:text-transform="none" fo:color="#444444" style:font-name="Open Sans" fo:font-size="10.5pt" fo:letter-spacing="normal" fo:font-style="normal"/>
    </style:style>
    <style:style style:name="T5" style:family="text">
      <style:text-properties fo:font-variant="normal" fo:text-transform="none" fo:color="#444444" style:font-name="Open Sans" fo:font-size="10.5pt" fo:letter-spacing="normal" fo:font-style="normal" fo:font-weight="normal"/>
    </style:style>
    <style:style style:name="T6" style:family="text">
      <style:text-properties fo:font-variant="normal" fo:text-transform="none" fo:color="#444444" style:font-name="Open Sans" fo:font-size="10.5pt" fo:letter-spacing="normal" fo:font-style="normal" fo:font-weight="normal" officeooo:rsid="001d6239"/>
    </style:style>
    <style:style style:name="T7" style:family="text">
      <style:text-properties fo:font-variant="normal" fo:text-transform="none" fo:color="#444444" style:font-name="Open Sans" fo:font-size="10.5pt" fo:letter-spacing="normal" fo:font-style="normal" fo:font-weight="normal" fo:padding="0cm" fo:border="none"/>
    </style:style>
    <style:style style:name="T8" style:family="text">
      <style:text-properties fo:font-variant="normal" fo:text-transform="none" fo:color="#444444" fo:letter-spacing="normal"/>
    </style:style>
    <style:style style:name="T9" style:family="text">
      <style:text-properties fo:font-variant="normal" fo:text-transform="none" fo:color="#9f9f9f" style:font-name="Open Sans" fo:font-size="10.5pt" fo:letter-spacing="normal" fo:font-style="normal" fo:font-weight="normal" fo:padding="0cm" fo:border="none"/>
    </style:style>
    <style:style style:name="T10" style:family="text">
      <style:text-properties fo:font-variant="normal" fo:text-transform="none" fo:color="#9f9f9f" style:font-name="Open Sans" fo:font-size="10.5pt" fo:letter-spacing="normal" fo:font-style="normal" fo:font-weight="normal" officeooo:rsid="001d6239" fo:padding="0cm" fo:border="none"/>
    </style:style>
    <style:style style:name="T11" style:family="text">
      <style:text-properties fo:font-variant="normal" fo:text-transform="none" fo:color="#666666" style:font-name="Consolas" fo:letter-spacing="normal" fo:font-style="normal" fo:font-weight="normal"/>
    </style:style>
    <style:style style:name="T12" style:family="text">
      <style:text-properties fo:color="#444444" style:font-name="Open Sans" fo:font-size="10.5pt" fo:letter-spacing="normal" fo:font-weight="normal" fo:padding="0cm" fo:border="none"/>
    </style:style>
    <style:style style:name="T13" style:family="text">
      <style:text-properties fo:color="#444444" fo:letter-spacing="normal" fo:padding="0cm" fo:border="none"/>
    </style:style>
    <style:style style:name="T14" style:family="text">
      <style:text-properties fo:font-style="normal" fo:padding="0cm" fo:border="none"/>
    </style:style>
    <style:style style:name="T15" style:family="text">
      <style:text-properties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tab/><text:tab/><text:tab/><text:span text:style-name="T3">Waiting / Blocking in Linux Driver Part – 2</text:span></text:p>
      <text:p text:style-name="Standard"/>
      <text:p text:style-name="P6"><text:span text:style-name="T5">In the </text:span><text:span text:style-name="T6">article</text:span><text:span text:style-name="T5"> we managed to get our process blocked. As stated then, the code had couple of problems. One of them being unblocking the process. There was no one to wake our process up. Sleeping process is of no use. Another flaw was that our process was sleeping unconditionally. However, in real life scenarios, process never goes to sleep unconditionally. Read on to get the further understanding of wait mechanisms in the kernel.</text:span></text:p>
      <text:p text:style-name="P6"/>
      <text:h text:style-name="P1" text:outline-level="2">Waking up the Process</text:h>
      <text:p text:style-name="P6"/>
      <text:p text:style-name="P11"><text:span text:style-name="T5">We have the </text:span><text:span text:style-name="Emphasis"><text:span text:style-name="T7">wake_up_process()</text:span></text:span><text:span text:style-name="T5"> API as shown below for waking up the process.</text:span></text:p>
      <text:p text:style-name="Text_20_body"><text:line-break/><text:span text:style-name="T11">void wake_up_process(task_struct *ts);</text:span></text:p>
      <text:p text:style-name="P4">ts - pointer to the task_struct of the waiting process</text:p>
      <text:p text:style-name="Text_20_body"/>
      <text:p text:style-name="P7">As our process would be blocked, we need some other process to invoke this API. Below is code snippet which demonstrates the usage of this API.</text:p>
      <text:p text:style-name="P8">Example 1</text:p>
      <text:p text:style-name="P8"/>
      <text:p text:style-name="P8">In the above example, we are using the global variable <text:span text:style-name="Emphasis"><text:span text:style-name="T15">sleeping_task</text:span></text:span> to hold the <text:span text:style-name="Emphasis"><text:span text:style-name="T15">task_struct</text:span></text:span> of the sleeping process. This variable is updated in <text:span text:style-name="Emphasis"><text:span text:style-name="T15">read() </text:span></text:span>function. In <text:span text:style-name="Emphasis"><text:span text:style-name="T15">write() </text:span></text:span>function, we use the <text:span text:style-name="Emphasis"><text:span text:style-name="T15">sleeping_task </text:span></text:span>as a parameter to the <text:span text:style-name="Emphasis"><text:span text:style-name="T15">wake_up_process() </text:span></text:span>API.</text:p>
      <text:p text:style-name="P8">Below is the sample run for the above example. Assuming that the above module is compiled as <text:span text:style-name="Emphasis"><text:span text:style-name="T14">sched.ko</text:span></text:span>:</text:p>
      <text:p text:style-name="Text_20_body"><text:line-break/><text:span text:style-name="T11">$ insmod wait.ko</text:span></text:p>
      <text:p text:style-name="P4">Major Nr: 250</text:p>
      <text:p text:style-name="P4">$ cat /dev/mychar0</text:p>
      <text:p text:style-name="P4">Inside open</text:p>
      <text:p text:style-name="P4">Inside read</text:p>
      <text:p text:style-name="P4">Scheduling out</text:p>
      <text:p text:style-name="Text_20_body"/>
      <text:p text:style-name="P14">The above output is same as that of example from the last article. Now, comes the interesting part of waking up the process. For this, open another shell and execute the command as below:</text:p>
      <text:p text:style-name="Text_20_body"><text:line-break/><text:span text:style-name="T11">$ echo 1 &gt; /dev/mychar0</text:span></text:p>
      <text:p text:style-name="P4">Inside open</text:p>
      <text:p text:style-name="P4">Inside write</text:p>
      <text:p text:style-name="P4"><text:soft-page-break/>Woken up</text:p>
      <text:p text:style-name="P4">Inside close</text:p>
      <text:p text:style-name="P4">Inside close</text:p>
      <text:p text:style-name="Text_20_body"/>
      <text:p text:style-name="P11"><text:span text:style-name="T5">When we execute the echo command, write operation gets invoked, which invokes the </text:span><text:span text:style-name="Emphasis"><text:span text:style-name="T12">wake_up_process()</text:span></text:span><text:span text:style-name="T8"> </text:span><text:span text:style-name="T5">to wake up the blocked process.</text:span></text:p>
      <text:p text:style-name="P11"/>
      <text:p text:style-name="P11"/>
      <text:h text:style-name="P1" text:outline-level="2">Waiting on an event</text:h>
      <text:p text:style-name="P11"/>
      <text:p text:style-name="P12">What we saw in the above example was the basic mechanism to block and unblock the process. However, as discussed earlier, the process always waits on some event. The event can be some specified amount of time, waiting for some resource or it can well be waiting for some data to arrive. Below is the modified version of above program to wait for an event.</text:p>
      <text:p text:style-name="P12"/>
      <text:p text:style-name="P13">Example 2</text:p>
      <text:p text:style-name="P13"/>
      <text:p text:style-name="P13">Here, we use the global variable <text:span text:style-name="Emphasis"><text:span text:style-name="T14">flag </text:span></text:span>to signal the condition and the event for waking up is the <text:span text:style-name="Emphasis"><text:span text:style-name="T14">flag </text:span></text:span>being set to <text:span text:style-name="Emphasis"><text:span text:style-name="T14">‘y’</text:span></text:span>. This flag is updated in <text:span text:style-name="Emphasis"><text:span text:style-name="T14">write() </text:span></text:span>function as per the data from the user space. Below is the sample run of the above program, assuming that the module is compiled as <text:span text:style-name="Emphasis"><text:span text:style-name="T14">sched.ko</text:span></text:span>:</text:p>
      <text:p text:style-name="Text_20_body"><text:line-break/><text:span text:style-name="T11">$ insmod wait.ko</text:span></text:p>
      <text:p text:style-name="P4">Major Nr: 250</text:p>
      <text:p text:style-name="P4">$ cat /dev/mychar0</text:p>
      <text:p text:style-name="P4">Inside open</text:p>
      <text:p text:style-name="P4">Inside read</text:p>
      <text:p text:style-name="P4">Scheduling out</text:p>
      <text:p text:style-name="Text_20_body"/>
      <text:p text:style-name="P10">This gets our process blocked. Open another shell to wake up the process:</text:p>
      <text:p text:style-name="P3">$ echo 1 &gt; /dev/mychar0</text:p>
      <text:p text:style-name="P4">Inside open</text:p>
      <text:p text:style-name="P4">Inside write</text:p>
      <text:p text:style-name="P4">Interrupted by signal</text:p>
      <text:p text:style-name="P4">Inside close</text:p>
      <text:p text:style-name="Text_20_body"><text:line-break/><text:span text:style-name="T5">Unlike earlier program, this doesn’t unblock the process. The process wakes up and again goes to sleep, since the condition for waking up is not satisfied. The process will wake up only if the </text:span><text:span text:style-name="Emphasis"><text:span text:style-name="T12">flag </text:span></text:span><text:span text:style-name="T5">is set to ‘y’. Let’s execute the </text:span><text:span text:style-name="Emphasis"><text:span text:style-name="T12">echo </text:span></text:span><text:span text:style-name="T5">as below:</text:span></text:p>
      <text:p text:style-name="Text_20_body"><text:soft-page-break/></text:p>
      <text:p text:style-name="P2">$ echo 'y' &gt; /dev/mychar0</text:p>
      <text:p text:style-name="P4">Inside open</text:p>
      <text:p text:style-name="P4">Inside write</text:p>
      <text:p text:style-name="P4">Woken up</text:p>
      <text:p text:style-name="P4">Inside close</text:p>
      <text:p text:style-name="P4">Inside close</text:p>
      <text:p text:style-name="Text_20_body"><text:span text:style-name="T5">As seen above, this will wake up the process, since the condition of flag being </text:span><text:span text:style-name="Emphasis"><text:span text:style-name="T13">‘</text:span></text:span><text:span text:style-name="Emphasis"><text:span text:style-name="T12">y’</text:span></text:span><text:span text:style-name="T8"> </text:span><text:span text:style-name="T5">is satisfied.</text:span></text:p>
      <text:p text:style-name="Text_20_body"/>
      <text:p text:style-name="P9"><text:span text:style-name="T1">Conclusion</text:span></text:p>
      <text:p text:style-name="P14">In this article, we implemented the basic wait mechanism in the driver. This was more like a manual waiting where everything needs to be taken care by driver writer and as such is prone to some synchronization issues. So, this kind of manual waiting is rarely used. However, kernel does provide some robust mechanism to implement the waiting. So, stay tuned to my next article to learn more about the waiting in Linux driver.</text:p>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2:01:17.115232168</meta:creation-date>
    <dc:date>2017-12-18T12:39:27.511107298</dc:date>
    <meta:editing-duration>PT30M35S</meta:editing-duration>
    <meta:editing-cycles>2</meta:editing-cycles>
    <meta:generator>LibreOffice/4.2.8.2$Linux_x86 LibreOffice_project/420m0$Build-2</meta:generator>
    <meta:document-statistic meta:table-count="0" meta:image-count="0" meta:object-count="0" meta:page-count="3" meta:paragraph-count="50" meta:word-count="604" meta:character-count="3426" meta:non-whitespace-character-count="2863"/>
  </office:meta>
</office:document-meta>
</file>